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 style:master-page-name="">
      <style:table-properties style:width="15.674cm" style:page-number="auto" table:align="center" style:shadow="none" style:may-break-between-rows="true" table:border-model="collapsing"/>
    </style:style>
    <style:style style:name="Tabela1.A" style:family="table-column">
      <style:table-column-properties style:column-width="2.101cm"/>
    </style:style>
    <style:style style:name="Tabela1.B" style:family="table-column">
      <style:table-column-properties style:column-width="3.983cm"/>
    </style:style>
    <style:style style:name="Tabela1.C" style:family="table-column">
      <style:table-column-properties style:column-width="4.727cm"/>
    </style:style>
    <style:style style:name="Tabela1.D" style:family="table-column">
      <style:table-column-properties style:column-width="4.863cm"/>
    </style:style>
    <style:style style:name="Tabela1.1" style:family="table-row">
      <style:table-row-properties style:min-row-height="0.57cm" fo:keep-together="auto"/>
    </style:style>
    <style:style style:name="Tabela1.A1" style:family="table-cell">
      <style:table-cell-properties style:vertical-align="middle"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B1" style:family="table-cell">
      <style:table-cell-properties style:vertical-align="middle"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ela1.C1" style:family="table-cell">
      <style:table-cell-properties style:vertical-align="middle" fo:background-color="transparent" fo:padding="0.097cm" fo:border="0.75pt solid #000000" style:writing-mode="page">
        <style:background-image/>
      </style:table-cell-properties>
    </style:style>
    <style:style style:name="Tabela1.A2" style:family="table-cell">
      <style:table-cell-properties style:vertical-align="" fo:background-color="transparent" fo:padding="0.097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ela1.C2" style:family="table-cell">
      <style:table-cell-properties style:vertical-align="" fo:background-color="transparent" fo:padding="0.097cm" fo:border="0.75pt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transparent" fo:padding="0.097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="0.097cm" fo:border-left="none" fo:border-right="none" fo:border-top="none" fo:border-bottom="0.75pt solid #000000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ela1.C3" style:family="table-cell">
      <style:table-cell-properties style:vertical-align=""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ela1.D3" style:family="table-cell">
      <style:table-cell-properties style:vertical-align="" fo:background-color="transparent" fo:padding="0.097cm" fo:border-left="none" fo:border-right="none" fo:border-top="none" fo:border-bottom="0.75pt solid #000000" style:writing-mode="page">
        <style:background-image/>
      </style:table-cell-properties>
    </style:style>
    <style:style style:name="Tabela1.B4" style:family="table-cell">
      <style:table-cell-properties style:vertical-align="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ela1.C4" style:family="table-cell">
      <style:table-cell-properties style:vertical-align=""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ela1.D4" style:family="table-cell">
      <style:table-cell-properties style:vertical-align="" fo:background-color="transparent" fo:padding="0.097cm" fo:border-left="none" fo:border-right="none" fo:border-top="none" fo:border-bottom="0.75pt solid #000000" style:writing-mode="page">
        <style:background-image/>
      </style:table-cell-properties>
    </style:style>
    <style:style style:name="Tabela1.B5" style:family="table-cell">
      <style:table-cell-properties style:vertical-align="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ela1.C5" style:family="table-cell">
      <style:table-cell-properties style:vertical-align=""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ela1.D5" style:family="table-cell">
      <style:table-cell-properties style:vertical-align="" fo:background-color="transparent" fo:padding="0.097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>
      <style:table-cell-properties style:vertical-align="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ela1.C6" style:family="table-cell">
      <style:table-cell-properties style:vertical-align=""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ela1.D6" style:family="table-cell">
      <style:table-cell-properties style:vertical-align="" fo:background-color="transparent" fo:padding="0.097cm" fo:border-left="none" fo:border-right="none" fo:border-top="none" fo:border-bottom="0.75pt solid #000000" style:writing-mode="page">
        <style:background-image/>
      </style:table-cell-properties>
    </style:style>
    <style:style style:name="Tabela1.B7" style:family="table-cell">
      <style:table-cell-properties style:vertical-align="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ela1.C7" style:family="table-cell">
      <style:table-cell-properties style:vertical-align=""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ela1.D7" style:family="table-cell">
      <style:table-cell-properties style:vertical-align="" fo:background-color="transparent" fo:padding="0.097cm" fo:border-left="none" fo:border-right="none" fo:border-top="none" fo:border-bottom="0.75pt solid #000000" style:writing-mode="page">
        <style:background-image/>
      </style:table-cell-properties>
    </style:style>
    <style:style style:name="Tabela1.B8" style:family="table-cell">
      <style:table-cell-properties style:vertical-align="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ela1.C8" style:family="table-cell">
      <style:table-cell-properties style:vertical-align=""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ela1.D8" style:family="table-cell">
      <style:table-cell-properties style:vertical-align="" fo:background-color="transparent" fo:padding="0.097cm" fo:border-left="none" fo:border-right="none" fo:border-top="none" fo:border-bottom="0.75pt solid #000000" style:writing-mode="page">
        <style:background-image/>
      </style:table-cell-properties>
    </style:style>
    <style:style style:name="Tabela1.B9" style:family="table-cell">
      <style:table-cell-properties style:vertical-align=""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ela1.C9" style:family="table-cell">
      <style:table-cell-properties style:vertical-align=""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ela1.D9" style:family="table-cell">
      <style:table-cell-properties style:vertical-align="" fo:background-color="transparent" fo:padding="0.097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itle">
      <style:text-properties officeooo:paragraph-rsid="0012884d"/>
    </style:style>
    <style:style style:name="P2" style:family="paragraph" style:parent-style-name="Text_20_body">
      <style:paragraph-properties fo:text-align="justify" style:justify-single-word="false"/>
      <style:text-properties style:font-name="Arial"/>
    </style:style>
    <style:style style:name="P3" style:family="paragraph" style:parent-style-name="Title">
      <style:text-properties fo:font-size="16pt" fo:font-style="italic" style:font-size-asian="16pt" style:font-style-asian="italic" style:font-size-complex="16pt" style:font-style-complex="italic"/>
    </style:style>
    <style:style style:name="P4" style:family="paragraph" style:parent-style-name="Title">
      <style:paragraph-properties fo:text-align="end" style:justify-single-word="false"/>
    </style:style>
    <style:style style:name="P5" style:family="paragraph" style:parent-style-name="Title">
      <style:paragraph-properties fo:text-align="end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officeooo:paragraph-rsid="001cbb23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text-properties officeooo:paragraph-rsid="0026adb6"/>
    </style:style>
    <style:style style:name="P14" style:family="paragraph" style:parent-style-name="Heading_20_2" style:list-style-name=""/>
    <style:style style:name="P15" style:family="paragraph" style:parent-style-name="Heading_20_2">
      <style:text-properties officeooo:paragraph-rsid="0026adb6"/>
    </style:style>
    <style:style style:name="P16" style:family="paragraph" style:parent-style-name="Heading_20_3" style:list-style-name=""/>
    <style:style style:name="P17" style:family="paragraph" style:parent-style-name="Heading_20_3">
      <style:text-properties officeooo:paragraph-rsid="0026adb6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adb6" officeooo:paragraph-rsid="0026ad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6ad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">
      <style:paragraph-properties fo:text-align="center" style:justify-single-word="false" fo:keep-with-next="always"/>
      <style:text-properties fo:font-style="normal" style:font-style-asian="normal" style:font-style-complex="normal"/>
    </style:style>
    <style:style style:name="P24" style:family="paragraph" style:parent-style-name="Table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paragraph-rsid="0026adb6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page-number="auto" fo:background-color="transparent"/>
      <style:text-properties officeooo:paragraph-rsid="0026adb6"/>
    </style:style>
    <style:style style:name="P27" style:family="paragraph" style:parent-style-name="Text_20_body">
      <style:text-properties officeooo:paragraph-rsid="0012884d"/>
    </style:style>
    <style:style style:name="P28" style:family="paragraph" style:parent-style-name="Text_20_body">
      <style:paragraph-properties fo:break-before="page"/>
      <style:text-properties officeooo:paragraph-rsid="0012884d"/>
    </style:style>
    <style:style style:name="P29" style:family="paragraph" style:parent-style-name="Title">
      <style:text-properties officeooo:paragraph-rsid="0012884d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bold" officeooo:rsid="0012884d" style:font-size-asian="28pt" style:font-weight-asian="bold" style:font-size-complex="28pt" style:font-weight-complex="bold"/>
    </style:style>
    <style:style style:name="T3" style:family="text">
      <style:text-properties officeooo:rsid="0013b973"/>
    </style:style>
    <style:style style:name="T4" style:family="text">
      <style:text-properties officeooo:rsid="0016ed2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6adb6"/>
    </style:style>
    <style:style style:name="T7" style:family="text">
      <style:text-properties fo:font-weight="normal" officeooo:rsid="0026adb6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/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P1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1"/>
      <text:p text:style-name="P1"/>
      <text:p text:style-name="P1"/>
      <text:p text:style-name="P1"><text:span text:style-name="T1">DOCUMENTAÇÃO </text:span><text:span text:style-name="T2">DO<text:line-break/></text:span><text:span text:style-name="T1">PROJETO LUMOS</text:span></text:p>
      <text:p text:style-name="Title"/>
      <text:p text:style-name="P3">ESTUDO DE CASO PARA O DESENVOLVIMENTO DE UM MENSAGEIRO</text:p>
      <text:p text:style-name="P1"/>
      <text:p text:style-name="P1"/>
      <text:p text:style-name="P1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1"/>
      <text:p text:style-name="Title"/>
      <text:p text:style-name="P5">EQUIPE DE DESENVOLVIMENTO:</text:p>
      <text:p text:style-name="P4">DOUGLAS HENRIQUE DIONYSIO COSTA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P1"/>
      <text:p text:style-name="P1"/>
      <text:p text:style-name="P1"/>
      <text:p text:style-name="Title">VERSÃO ÚNICA</text:p>
      <text:p text:style-name="P1">202<text:span text:style-name="T3">4</text:span></text:p>
      <text:p text:style-name="P28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</text:index-body>
      </text:illustration-index>
      <text:p text:style-name="P27"/>
      <text:p text:style-name="P28"/>
      <text:table-index text:style-name="Sect1" text:protected="true" text:name="Índice de tabelas1">
        <text:table-index-source text:caption-sequence-name="Table" text:caption-sequence-format="text">
          <text:index-title-template text:style-name="Table_20_index_20_heading">Índice de tabe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Table_20_index_20_heading">Índice de tabelas</text:p>
          </text:index-title>
          <text:p text:style-name="P24">Tabela 1 - Histórias de usuário.<text:tab/>6</text:p>
        </text:index-body>
      </text:table-index>
      <text:p text:style-name="P27"/>
      <text:p text:style-name="P28"><office:annotation loext:resolved="false"><dc:creator>Autor desconhecido</dc:creator><dc:date>2024-01-01T11:03:11.390051740</dc:date><text:p text:style-name="P30"><text:span text:style-name="T8">1. Introdução</text:span></text:p><text:p text:style-name="P30"><text:span text:style-name="T8"/></text:p><text:p text:style-name="P30"><text:span text:style-name="T8">2. Visão Geral do Proeto</text:span><text:span text:style-name="T8"><text:line-break/></text:span><text:span text:style-name="T8">2.1 Frase do Elevador</text:span></text:p><text:p text:style-name="P30"><text:span text:style-name="T8">2.2 The Business Model Canvas</text:span></text:p><text:p text:style-name="P30"><text:span text:style-name="T8">2.2.1 Key Partners</text:span></text:p><text:p text:style-name="P30"><text:span text:style-name="T8">2.2.2 Key Activities</text:span></text:p><text:p text:style-name="P30"><text:span text:style-name="T8">2.2.3 Key Resources</text:span></text:p><text:p text:style-name="P30"><text:span text:style-name="T8">2.2.4 Value Propositions</text:span></text:p><text:p text:style-name="P30"><text:span text:style-name="T8">2.2.5 Customer Relationships</text:span></text:p><text:p text:style-name="P30"><text:span text:style-name="T8">2.2.6 Channels</text:span></text:p><text:p text:style-name="P30"><text:span text:style-name="T8">2.2.7 Customer Segments</text:span></text:p><text:p text:style-name="P30"><text:span text:style-name="T8">2.2.8 Cost Structure</text:span></text:p><text:p text:style-name="P30"><text:span text:style-name="T8">2.2.9 Revenue Streams</text:span></text:p><text:p text:style-name="P30"><text:span text:style-name="T8"/></text:p><text:p text:style-name="P30"><text:span text:style-name="T8">3. Levantamento de Requisitos</text:span></text:p><text:p text:style-name="P30"><text:span text:style-name="T8">*Histórias de Usuário*</text:span></text:p><text:p text:style-name="P30"><text:span text:style-name="T8">3.1 Requisitos Funcionais</text:span><text:span text:style-name="T8"><text:line-break/></text:span><text:span text:style-name="T8">3.2 Requisitos não Funcionais</text:span><text:span text:style-name="T8"><text:line-break/></text:span><text:span text:style-name="T8"/></text:p><text:p text:style-name="P30"><text:span text:style-name="T8">4. Arquitetura e Design do Sistema</text:span></text:p><text:p text:style-name="P30"><text:span text:style-name="T8">4.1 Definição da Arquitetura</text:span></text:p><text:p text:style-name="P30"><text:span text:style-name="T8">4.2 Escolha de Tecnologias</text:span></text:p><text:p text:style-name="P30"><text:span text:style-name="T8">4.3 Modelagem de Banco de Dados</text:span></text:p><text:p text:style-name="P30"><text:span text:style-name="T8">4.4 Diagrama de Classe</text:span></text:p><text:p text:style-name="P30"><text:span text:style-name="T8">4.5 Diagrama de Casos de Uso</text:span></text:p><text:p text:style-name="P30"><text:span text:style-name="T8">4.5 Protótipos de Tela</text:span></text:p><text:p text:style-name="P30"><text:span text:style-name="T8"/></text:p><text:p text:style-name="P30"><text:span text:style-name="T8">5. Gerenciamento de Projeto</text:span></text:p><text:p text:style-name="P30"><text:span text:style-name="T8">5.1 Cronograma</text:span></text:p><text:p text:style-name="P30"><text:span text:style-name="T8">5.2 Orçamento</text:span></text:p><text:p text:style-name="P30"><text:span text:style-name="T8">5.3 Riscos e Mitigações</text:span></text:p><text:p text:style-name="P30"><text:span text:style-name="T8"/></text:p><text:p text:style-name="P30"><text:span text:style-name="T8">6. Conclusão</text:span></text:p><text:p text:style-name="P30"><text:span text:style-name="T8">6.1 Resultados Alcançados</text:span></text:p><text:p text:style-name="P30"><text:span text:style-name="T8">6.2 Lições Aprendidas</text:span></text:p><text:p text:style-name="P30"><text:span text:style-name="T8">6.3 Recomendações para Futuros Projetos</text:span></text:p><text:p text:style-name="P30"><text:span text:style-name="T8"/></text:p><text:p text:style-name="P30"><text:span text:style-name="T8">7. Referências</text:span></text:p></office:annotatio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7"><text:a xlink:type="simple" xlink:href="#__RefHeading___Toc1092_2813290788" text:style-name="Index_20_Link" text:visited-style-name="Index_20_Link">1. Introdução<text:tab/>3</text:a></text:p>
          <text:p text:style-name="P7"><text:a xlink:type="simple" xlink:href="#__RefHeading___Toc1098_2813290788" text:style-name="Index_20_Link" text:visited-style-name="Index_20_Link">2. Visão Geral do Projeto<text:tab/>3</text:a></text:p>
          <text:p text:style-name="P10"><text:a xlink:type="simple" xlink:href="#__RefHeading___Toc833_4083301447" text:style-name="Index_20_Link" text:visited-style-name="Index_20_Link"><text:tab/>3</text:a></text:p>
          <text:p text:style-name="P10"><text:a xlink:type="simple" xlink:href="#__RefHeading___Toc10903_2813290788" text:style-name="Index_20_Link" text:visited-style-name="Index_20_Link"><text:s/>2.1 <text:s/>Frase do Elevador<text:tab/>3</text:a></text:p>
          <text:p text:style-name="P10"><text:a xlink:type="simple" xlink:href="#__RefHeading___Toc835_4083301447" text:style-name="Index_20_Link" text:visited-style-name="Index_20_Link"><text:s/>2.2 <text:s/>The Business Model Canvas<text:tab/>3</text:a></text:p>
          <text:p text:style-name="P11"><text:a xlink:type="simple" xlink:href="#__RefHeading___Toc837_4083301447" text:style-name="Index_20_Link" text:visited-style-name="Index_20_Link"><text:s/>2.2.1 <text:s/>Key Partners<text:tab/>3</text:a></text:p>
          <text:p text:style-name="P11"><text:a xlink:type="simple" xlink:href="#__RefHeading___Toc839_4083301447" text:style-name="Index_20_Link" text:visited-style-name="Index_20_Link"><text:s/>2.2.2 <text:s/>Key Activities<text:tab/>3</text:a></text:p>
          <text:p text:style-name="P11"><text:a xlink:type="simple" xlink:href="#__RefHeading___Toc841_4083301447" text:style-name="Index_20_Link" text:visited-style-name="Index_20_Link"><text:s/>2.2.3 <text:s/>Key Resources<text:tab/>3</text:a></text:p>
          <text:p text:style-name="P11"><text:a xlink:type="simple" xlink:href="#__RefHeading___Toc843_4083301447" text:style-name="Index_20_Link" text:visited-style-name="Index_20_Link"><text:s/>2.2.4 <text:s/>Value Propositions<text:tab/>3</text:a></text:p>
          <text:p text:style-name="P11"><text:a xlink:type="simple" xlink:href="#__RefHeading___Toc845_4083301447" text:style-name="Index_20_Link" text:visited-style-name="Index_20_Link"><text:s/>2.2.5 <text:s/>Customer Relationships<text:tab/>3</text:a></text:p>
          <text:p text:style-name="P11"><text:a xlink:type="simple" xlink:href="#__RefHeading___Toc847_4083301447" text:style-name="Index_20_Link" text:visited-style-name="Index_20_Link"><text:s/>2.2.6 <text:s/>Channels<text:tab/>3</text:a></text:p>
          <text:p text:style-name="P11"><text:a xlink:type="simple" xlink:href="#__RefHeading___Toc849_4083301447" text:style-name="Index_20_Link" text:visited-style-name="Index_20_Link"><text:s/>2.2.7 <text:s/>Customer Segments<text:tab/>3</text:a></text:p>
          <text:p text:style-name="P11"><text:a xlink:type="simple" xlink:href="#__RefHeading___Toc851_4083301447" text:style-name="Index_20_Link" text:visited-style-name="Index_20_Link"><text:s/>2.2.8 <text:s/>Cost Structure<text:tab/>3</text:a></text:p>
          <text:p text:style-name="P11"><text:a xlink:type="simple" xlink:href="#__RefHeading___Toc853_4083301447" text:style-name="Index_20_Link" text:visited-style-name="Index_20_Link"><text:s/>2.2.9 <text:s/>Revenue Streams<text:tab/>3</text:a></text:p>
          <text:p text:style-name="P7"><text:a xlink:type="simple" xlink:href="#__RefHeading___Toc855_4083301447" text:style-name="Index_20_Link" text:visited-style-name="Index_20_Link">3. Levantamento de Requisitos<text:tab/>3</text:a></text:p>
          <text:p text:style-name="P10"><text:a xlink:type="simple" xlink:href="#__RefHeading___Toc857_4083301447" text:style-name="Index_20_Link" text:visited-style-name="Index_20_Link"><text:s/>3.1 <text:s/>Requisitos Funcionais<text:tab/>4</text:a></text:p>
          <text:p text:style-name="P10"><text:a xlink:type="simple" xlink:href="#__RefHeading___Toc859_4083301447" text:style-name="Index_20_Link" text:visited-style-name="Index_20_Link"><text:s/>3.2 <text:s/>Requisitos não Funcionais<text:tab/>4</text:a></text:p>
          <text:p text:style-name="P7"><text:a xlink:type="simple" xlink:href="#__RefHeading___Toc861_4083301447" text:style-name="Index_20_Link" text:visited-style-name="Index_20_Link">4. Arquitetura e Design do Sistema<text:tab/>4</text:a></text:p>
          <text:p text:style-name="P10"><text:a xlink:type="simple" xlink:href="#__RefHeading___Toc863_4083301447" text:style-name="Index_20_Link" text:visited-style-name="Index_20_Link"><text:s/>4.1 <text:s/>Definição da Arquitetura<text:tab/>4</text:a></text:p>
          <text:p text:style-name="P10"><text:a xlink:type="simple" xlink:href="#__RefHeading___Toc865_4083301447" text:style-name="Index_20_Link" text:visited-style-name="Index_20_Link"><text:s/>4.2 <text:s/>Escolha de Tecnologias<text:tab/>4</text:a></text:p>
          <text:p text:style-name="P10"><text:a xlink:type="simple" xlink:href="#__RefHeading___Toc867_4083301447" text:style-name="Index_20_Link" text:visited-style-name="Index_20_Link"><text:s/>4.3 <text:s/>Modelagem de Banco de Dados<text:tab/>4</text:a></text:p>
          <text:p text:style-name="P10"><text:a xlink:type="simple" xlink:href="#__RefHeading___Toc869_4083301447" text:style-name="Index_20_Link" text:visited-style-name="Index_20_Link"><text:s/>4.4 <text:s/>Diagrama de Classe<text:tab/>4</text:a></text:p>
          <text:p text:style-name="P10"><text:a xlink:type="simple" xlink:href="#__RefHeading___Toc871_4083301447" text:style-name="Index_20_Link" text:visited-style-name="Index_20_Link"><text:s/>4.5 <text:s/>Diagrama de Casos de Uso<text:tab/>4</text:a></text:p>
          <text:p text:style-name="P10"><text:a xlink:type="simple" xlink:href="#__RefHeading___Toc873_4083301447" text:style-name="Index_20_Link" text:visited-style-name="Index_20_Link"><text:s/>4.6 <text:s/>Protótipos de Tela<text:tab/>5</text:a></text:p>
          <text:p text:style-name="P7"><text:a xlink:type="simple" xlink:href="#__RefHeading___Toc875_4083301447" text:style-name="Index_20_Link" text:visited-style-name="Index_20_Link">5. Gerenciamento de Projeto<text:tab/>5</text:a></text:p>
          <text:p text:style-name="P10"><text:a xlink:type="simple" xlink:href="#__RefHeading___Toc877_4083301447" text:style-name="Index_20_Link" text:visited-style-name="Index_20_Link"><text:s/>5.1 <text:s/>Cronograma<text:tab/>5</text:a></text:p>
          <text:p text:style-name="P10"><text:a xlink:type="simple" xlink:href="#__RefHeading___Toc879_4083301447" text:style-name="Index_20_Link" text:visited-style-name="Index_20_Link"><text:s/>5.2 <text:s/>Orçamento<text:tab/>5</text:a></text:p>
          <text:p text:style-name="P10"><text:a xlink:type="simple" xlink:href="#__RefHeading___Toc881_4083301447" text:style-name="Index_20_Link" text:visited-style-name="Index_20_Link"><text:s/>5.3 <text:s/>Riscos e Mitigações<text:tab/>5</text:a></text:p>
          <text:p text:style-name="P7"><text:a xlink:type="simple" xlink:href="#__RefHeading___Toc883_4083301447" text:style-name="Index_20_Link" text:visited-style-name="Index_20_Link">6. Conclusão<text:tab/>5</text:a></text:p>
          <text:p text:style-name="P10"><text:a xlink:type="simple" xlink:href="#__RefHeading___Toc885_4083301447" text:style-name="Index_20_Link" text:visited-style-name="Index_20_Link"><text:s/>6.1 <text:s/>Resultados Alcançados<text:tab/>5</text:a></text:p>
          <text:p text:style-name="P10"><text:a xlink:type="simple" xlink:href="#__RefHeading___Toc887_4083301447" text:style-name="Index_20_Link" text:visited-style-name="Index_20_Link"><text:s/>6.2 <text:s/>Lições Aprendidas<text:tab/>5</text:a></text:p>
          <text:p text:style-name="P10"><text:a xlink:type="simple" xlink:href="#__RefHeading___Toc889_4083301447" text:style-name="Index_20_Link" text:visited-style-name="Index_20_Link"><text:s/>6.3 <text:s/>Recomendações para Futuros Projetos<text:tab/>5</text:a></text:p>
          <text:p text:style-name="P7"><text:a xlink:type="simple" xlink:href="#__RefHeading___Toc891_4083301447" text:style-name="Index_20_Link" text:visited-style-name="Index_20_Link">7. Referências<text:tab/>5</text:a></text:p>
        </text:index-body>
      </text:table-of-content>
      <text:h text:style-name="P16" text:outline-level="3"/>
      <text:h text:style-name="P12" text:outline-level="1"><text:bookmark-start text:name="__RefHeading___Toc1092_2813290788"/>Introdução<text:bookmark-end text:name="__RefHeading___Toc1092_2813290788"/></text:h>
      <text:p text:style-name="Text_20_body"/>
      <text:p text:style-name="P6">Este documento detalha os objetivos e a metodologia de desenvolvimento adotada no decorrer do <text:span text:style-name="T5">Projeto Lumos</text:span>, oferecendo uma visão abrangente do percurso traçado para atingir suas metas.</text:p>
      <text:p text:style-name="P6">Em um contexto onde a complexidade compromete a qualidade das experiências dos usuários, a missão deste projeto é criar um protótipo de mensageiro, priorizando o estudo de bancos de dados e seus relacionamentos.</text:p>
      <text:p text:style-name="P6">Este projeto busca oferecer uma opção prática para quem quer uma experiência de trocas mensagens simples. Usando uma abordagem voltada para o usuário, buscando tornar a comunicação fácil e intuitiva.</text:p>
      <text:p text:style-name="P6"/>
      <text:h text:style-name="Heading_20_1" text:outline-level="1"><text:bookmark-start text:name="__RefHeading___Toc1098_2813290788"/>Visão Geral do Projeto<text:bookmark-end text:name="__RefHeading___Toc1098_2813290788"/></text:h>
      <text:h text:style-name="P14" text:outline-level="2"><text:bookmark-start text:name="__RefHeading___Toc833_4083301447"/><text:span text:style-name="Strong_20_Emphasis"><office:annotation loext:resolved="false"><dc:creator>Autor desconhecido</dc:creator><dc:date>2023-12-21T12:53:29.963959342</dc:date><text:p text:style-name="P31"><text:span text:style-name="T10">Seria interessante, se possível, essa parte possuir algumas citações bibliográficas que expliquem o que é a visão geral do projeto, como também a frase do elevador e o PM Canvas.</text:span></text:p></office:annotation></text:span><text:bookmark-end text:name="__RefHeading___Toc833_4083301447"/></text:h>
      <text:h text:style-name="Heading_20_2" text:outline-level="2"><text:bookmark-start text:name="__RefHeading___Toc10903_2813290788"/><text:span text:style-name="Strong_20_Emphasis">Frase do Elevador</text:span><text:bookmark-end text:name="__RefHeading___Toc10903_2813290788"/></text:h>
      <text:p text:style-name="Text_20_body"/>
      <text:p text:style-name="P2"><text:span text:style-name="T4">O Projeto</text:span> Lumos <text:span text:style-name="T5">é</text:span> um mensageiro inovador <text:span text:style-name="T5">que visa</text:span> proporcionar uma experiência de comunicação envolvente e segura <text:span text:style-name="T6">aos seus usuários</text:span>. <text:span text:style-name="T5">Com</text:span> recursos intuitivos e foco na privacidade, é a ferramenta ideal para conectar pessoas de forma eficiente e inspiradora.</text:p>
      <text:h text:style-name="P15" text:outline-level="2" text:is-list-header="true"><text:span text:style-name="Strong_20_Emphasis"/></text:h>
      <text:h text:style-name="P15" text:outline-level="2"><text:bookmark-start text:name="__RefHeading___Toc835_4083301447"/><text:span text:style-name="Strong_20_Emphasis">The Business Model Canvas</text:span><text:bookmark-end text:name="__RefHeading___Toc835_4083301447"/></text:h>
      <text:p text:style-name="Text_20_body"><text:span text:style-name="Strong_20_Emphasis"/></text:p>
      <text:h text:style-name="P17" text:outline-level="3"><text:bookmark-start text:name="__RefHeading___Toc837_4083301447"/><text:span text:style-name="Strong_20_Emphasis">Key Partners</text:span><text:bookmark-end text:name="__RefHeading___Toc837_4083301447"/></text:h>
      <text:p text:style-name="P25"><text:span text:style-name="Strong_20_Emphasis"/></text:p>
      <text:h text:style-name="P17" text:outline-level="3"><text:bookmark-start text:name="__RefHeading___Toc839_4083301447"/><text:span text:style-name="Strong_20_Emphasis">Key Activities</text:span><text:bookmark-end text:name="__RefHeading___Toc839_4083301447"/></text:h>
      <text:p text:style-name="P25"><text:span text:style-name="Strong_20_Emphasis"/></text:p>
      <text:h text:style-name="P17" text:outline-level="3"><text:bookmark-start text:name="__RefHeading___Toc841_4083301447"/><text:span text:style-name="Strong_20_Emphasis">Key Resources</text:span><text:bookmark-end text:name="__RefHeading___Toc841_4083301447"/></text:h>
      <text:h text:style-name="P17" text:outline-level="3" text:is-list-header="true"><text:span text:style-name="Strong_20_Emphasis"/></text:h>
      <text:h text:style-name="P17" text:outline-level="3"><text:bookmark-start text:name="__RefHeading___Toc843_4083301447"/><text:span text:style-name="Strong_20_Emphasis">Value Propositions</text:span><text:bookmark-end text:name="__RefHeading___Toc843_4083301447"/></text:h>
      <text:h text:style-name="P17" text:outline-level="3" text:is-list-header="true"><text:span text:style-name="Strong_20_Emphasis"/></text:h>
      <text:h text:style-name="P17" text:outline-level="3"><text:bookmark-start text:name="__RefHeading___Toc845_4083301447"/><text:span text:style-name="Strong_20_Emphasis">Customer Relationships</text:span><text:bookmark-end text:name="__RefHeading___Toc845_4083301447"/></text:h>
      <text:h text:style-name="P17" text:outline-level="3" text:is-list-header="true"><text:span text:style-name="Strong_20_Emphasis"/></text:h>
      <text:h text:style-name="P17" text:outline-level="3"><text:bookmark-start text:name="__RefHeading___Toc847_4083301447"/><text:span text:style-name="Strong_20_Emphasis">Channels</text:span><text:bookmark-end text:name="__RefHeading___Toc847_4083301447"/></text:h>
      <text:h text:style-name="P17" text:outline-level="3" text:is-list-header="true"><text:span text:style-name="Strong_20_Emphasis"/></text:h>
      <text:h text:style-name="P17" text:outline-level="3"><text:bookmark-start text:name="__RefHeading___Toc849_4083301447"/><text:span text:style-name="Strong_20_Emphasis">Customer Segments</text:span><text:bookmark-end text:name="__RefHeading___Toc849_4083301447"/></text:h>
      <text:h text:style-name="P17" text:outline-level="3" text:is-list-header="true"><text:span text:style-name="Strong_20_Emphasis"/></text:h>
      <text:h text:style-name="P17" text:outline-level="3"><text:bookmark-start text:name="__RefHeading___Toc851_4083301447"/><text:span text:style-name="Strong_20_Emphasis">Cost Structure</text:span><text:bookmark-end text:name="__RefHeading___Toc851_4083301447"/></text:h>
      <text:h text:style-name="P17" text:outline-level="3" text:is-list-header="true"><text:span text:style-name="Strong_20_Emphasis"/></text:h>
      <text:h text:style-name="P17" text:outline-level="3"><text:bookmark-start text:name="__RefHeading___Toc853_4083301447"/><text:span text:style-name="Strong_20_Emphasis">Revenue Streams</text:span><text:bookmark-end text:name="__RefHeading___Toc853_4083301447"/></text:h>
      <text:h text:style-name="P17" text:outline-level="3" text:is-list-header="true"><text:span text:style-name="Strong_20_Emphasis"/></text:h>
      <text:h text:style-name="P13" text:outline-level="1"><text:bookmark-start text:name="__RefHeading___Toc855_4083301447"/><text:span text:style-name="Strong_20_Emphasis">Levantamento de Requisitos</text:span><text:bookmark-end text:name="__RefHeading___Toc855_4083301447"/></text:h>
      <text:p text:style-name="Text_20_body"><text:span text:style-name="Strong_20_Emphasis"/></text:p>
      <text:p text:style-name="P23"><text:soft-page-break/>Tabela <text:sequence text:ref-name="refTable0" text:name="Table" text:formula="ooow:Table+1" style:num-format="1">1</text:sequence><text:s/>- Histórias de usuário.</text:p>
      <table:table table:name="Tabela1" table:style-name="Tabela1" table:template-name="Academic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2">TÍTULO</text:p>
          </table:table-cell>
          <table:table-cell table:style-name="Tabela1.B1" office:value-type="string">
            <text:p text:style-name="P22">COMO</text:p>
            <text:p text:style-name="P22">&lt;tipo de usuário&gt;</text:p>
          </table:table-cell>
          <table:table-cell table:style-name="Tabela1.C1" office:value-type="string">
            <text:p text:style-name="P22">QUERO</text:p>
            <text:p text:style-name="P22">&lt;promissa da tarefa&gt;</text:p>
          </table:table-cell>
          <table:table-cell table:style-name="Tabela1.A1" office:value-type="string">
            <text:p text:style-name="P18"><text:span text:style-name="Strong_20_Emphasis"><text:span text:style-name="T5">PARA QUE EU POSSA</text:span></text:span></text:p>
            <text:p text:style-name="P18"><text:span text:style-name="Strong_20_Emphasis"><text:span text:style-name="T5">&lt;alcançar algum objetivo&gt;</text:span></text:span></text:p>
          </table:table-cell>
        </table:table-row>
        <table:table-row table:style-name="Tabela1.1">
          <table:table-cell table:style-name="Tabela1.A2" office:value-type="string">
            <text:p text:style-name="P19">Sign-up</text:p>
          </table:table-cell>
          <table:table-cell table:style-name="Tabela1.B2" office:value-type="string">
            <text:p text:style-name="P20">Usuário</text:p>
          </table:table-cell>
          <table:table-cell table:style-name="Tabela1.C2" office:value-type="string">
            <text:p text:style-name="P20">Poder-me cadastrar no site</text:p>
          </table:table-cell>
          <table:table-cell table:style-name="Tabela1.D2" office:value-type="string">
            <text:p text:style-name="P20">Utilizar o mensageiro</text:p>
          </table:table-cell>
        </table:table-row>
        <table:table-row table:style-name="Tabela1.1">
          <table:table-cell table:style-name="Tabela1.A3" office:value-type="string">
            <text:p text:style-name="P19">Sign-in</text:p>
          </table:table-cell>
          <table:table-cell table:style-name="Tabela1.B3" office:value-type="string">
            <text:p text:style-name="P20">Usuário</text:p>
          </table:table-cell>
          <table:table-cell table:style-name="Tabela1.C3" office:value-type="string">
            <text:p text:style-name="P20">Poder fazer o login no site</text:p>
          </table:table-cell>
          <table:table-cell table:style-name="Tabela1.D3" office:value-type="string">
            <text:p text:style-name="P20">Utilizar o mensageiro</text:p>
          </table:table-cell>
        </table:table-row>
        <table:table-row table:style-name="Tabela1.1">
          <table:table-cell table:style-name="Tabela1.A3" office:value-type="string">
            <text:p text:style-name="P19">Adicionar contato</text:p>
          </table:table-cell>
          <table:table-cell table:style-name="Tabela1.B4" office:value-type="string">
            <text:p text:style-name="P21">Usuário</text:p>
          </table:table-cell>
          <table:table-cell table:style-name="Tabela1.C4" office:value-type="string">
            <text:p text:style-name="P19">Poder adicionar outros usuários do sistema a minha lista de contatos</text:p>
          </table:table-cell>
          <table:table-cell table:style-name="Tabela1.D4" office:value-type="string">
            <text:p text:style-name="P19">Mandar mensagens para esses contatos adicionados</text:p>
          </table:table-cell>
        </table:table-row>
        <table:table-row table:style-name="Tabela1.1">
          <table:table-cell table:style-name="Tabela1.A3" office:value-type="string">
            <text:p text:style-name="P19">Remover contato</text:p>
          </table:table-cell>
          <table:table-cell table:style-name="Tabela1.B5" office:value-type="string">
            <text:p text:style-name="P21">Usuário</text:p>
          </table:table-cell>
          <table:table-cell table:style-name="Tabela1.C5" office:value-type="string">
            <text:p text:style-name="P19">Poder remover um contato da lista de contatos</text:p>
          </table:table-cell>
          <table:table-cell table:style-name="Tabela1.D5" office:value-type="string">
            <text:p text:style-name="P19">Não receber mais mensagens desse usuário removido</text:p>
          </table:table-cell>
        </table:table-row>
        <table:table-row table:style-name="Tabela1.1">
          <table:table-cell table:style-name="Tabela1.A3" office:value-type="string">
            <text:p text:style-name="P19">Editar perfil</text:p>
          </table:table-cell>
          <table:table-cell table:style-name="Tabela1.B6" office:value-type="string">
            <text:p text:style-name="P21">Usuário</text:p>
          </table:table-cell>
          <table:table-cell table:style-name="Tabela1.C6" office:value-type="string">
            <text:p text:style-name="P19">Poder editar as informações do meu perfil </text:p>
          </table:table-cell>
          <table:table-cell table:style-name="Tabela1.D6" office:value-type="string">
            <text:p text:style-name="P19">Manter meu perfil atualizado</text:p>
          </table:table-cell>
        </table:table-row>
        <table:table-row table:style-name="Tabela1.1">
          <table:table-cell table:style-name="Tabela1.A3" office:value-type="string">
            <text:p text:style-name="P19">Enviar mensagem</text:p>
          </table:table-cell>
          <table:table-cell table:style-name="Tabela1.B7" office:value-type="string">
            <text:p text:style-name="P21">Usuário</text:p>
          </table:table-cell>
          <table:table-cell table:style-name="Tabela1.C7" office:value-type="string">
            <text:p text:style-name="P19">Poder enviar mensagens para usuarios da minha lista de contatos</text:p>
          </table:table-cell>
          <table:table-cell table:style-name="Tabela1.D7" office:value-type="string">
            <text:p text:style-name="P19">Conversar com eles</text:p>
          </table:table-cell>
        </table:table-row>
        <table:table-row table:style-name="Tabela1.1">
          <table:table-cell table:style-name="Tabela1.A3" office:value-type="string">
            <text:p text:style-name="P19">Apagar mensagem</text:p>
          </table:table-cell>
          <table:table-cell table:style-name="Tabela1.B8" office:value-type="string">
            <text:p text:style-name="P21">Usuário</text:p>
          </table:table-cell>
          <table:table-cell table:style-name="Tabela1.C8" office:value-type="string">
            <text:p text:style-name="P19">Apagar mensagens que <text:s/>enviei para outros usuarios da minha lista de contatos</text:p>
          </table:table-cell>
          <table:table-cell table:style-name="Tabela1.D8" office:value-type="string">
            <text:p text:style-name="P19">Remover mensagens enviadas erradas</text:p>
          </table:table-cell>
        </table:table-row>
        <table:table-row table:style-name="Tabela1.1">
          <table:table-cell table:style-name="Tabela1.A3" office:value-type="string">
            <text:p text:style-name="P19">Editar mensagem</text:p>
          </table:table-cell>
          <table:table-cell table:style-name="Tabela1.B9" office:value-type="string">
            <text:p text:style-name="P21">Usuário</text:p>
          </table:table-cell>
          <table:table-cell table:style-name="Tabela1.C9" office:value-type="string">
            <text:p text:style-name="P19">Editar mensagens que enviei para outros usuários da minha lista de contatos</text:p>
          </table:table-cell>
          <table:table-cell table:style-name="Tabela1.D9" office:value-type="string">
            <text:p text:style-name="P19">Editar mensagens com algum erro de digitação</text:p>
          </table:table-cell>
        </table:table-row>
      </table:table>
      <text:p text:style-name="P26"><text:span text:style-name="Strong_20_Emphasis"><text:span text:style-name="T6">Fonte:</text:span></text:span><text:span text:style-name="Strong_20_Emphasis"><text:span text:style-name="T7"> Autoria própria.</text:span></text:span></text:p>
      <text:p text:style-name="Text_20_body"><text:span text:style-name="Strong_20_Emphasis"/></text:p>
      <text:h text:style-name="Heading_20_2" text:outline-level="2"><text:bookmark-start text:name="__RefHeading___Toc857_4083301447"/><text:span text:style-name="Strong_20_Emphasis">Requisitos Funcionais</text:span><text:bookmark-end text:name="__RefHeading___Toc857_4083301447"/></text:h>
      <text:p text:style-name="Text_20_body"><text:span text:style-name="Strong_20_Emphasis"/></text:p>
      <text:h text:style-name="Heading_20_2" text:outline-level="2"><text:bookmark-start text:name="__RefHeading___Toc859_4083301447"/><text:span text:style-name="Strong_20_Emphasis">Requisitos não Funcionais</text:span><text:bookmark-end text:name="__RefHeading___Toc859_4083301447"/></text:h>
      <text:p text:style-name="Text_20_body"><text:span text:style-name="Strong_20_Emphasis"/></text:p>
      <text:h text:style-name="Heading_20_1" text:outline-level="1"><text:bookmark-start text:name="__RefHeading___Toc861_4083301447"/><text:span text:style-name="Strong_20_Emphasis">Arquitetura e Design do Sistema</text:span><text:bookmark-end text:name="__RefHeading___Toc861_4083301447"/></text:h>
      <text:p text:style-name="Text_20_body"><text:span text:style-name="Strong_20_Emphasis"/></text:p>
      <text:h text:style-name="Heading_20_2" text:outline-level="2"><text:bookmark-start text:name="__RefHeading___Toc863_4083301447"/><text:span text:style-name="Strong_20_Emphasis">Definição da Arquitetura</text:span><text:bookmark-end text:name="__RefHeading___Toc863_4083301447"/></text:h>
      <text:p text:style-name="Text_20_body"><text:span text:style-name="Strong_20_Emphasis"/></text:p>
      <text:h text:style-name="Heading_20_2" text:outline-level="2"><text:bookmark-start text:name="__RefHeading___Toc865_4083301447"/><text:span text:style-name="Strong_20_Emphasis">Escolha de Tecnologias</text:span><text:bookmark-end text:name="__RefHeading___Toc865_4083301447"/></text:h>
      <text:p text:style-name="Text_20_body"><text:span text:style-name="Strong_20_Emphasis"/></text:p>
      <text:h text:style-name="Heading_20_2" text:outline-level="2"><text:bookmark-start text:name="__RefHeading___Toc867_4083301447"/><text:span text:style-name="Strong_20_Emphasis">Modelagem de Banco de Dados</text:span><text:bookmark-end text:name="__RefHeading___Toc867_4083301447"/></text:h>
      <text:p text:style-name="Text_20_body"><text:span text:style-name="Strong_20_Emphasis"/></text:p>
      <text:h text:style-name="Heading_20_2" text:outline-level="2"><text:bookmark-start text:name="__RefHeading___Toc869_4083301447"/><text:span text:style-name="Strong_20_Emphasis">Diagrama de Classe</text:span><text:bookmark-end text:name="__RefHeading___Toc869_4083301447"/></text:h>
      <text:p text:style-name="Text_20_body"><text:span text:style-name="Strong_20_Emphasis"/></text:p>
      <text:h text:style-name="Heading_20_2" text:outline-level="2"><text:bookmark-start text:name="__RefHeading___Toc871_4083301447"/><text:span text:style-name="Strong_20_Emphasis">Diagrama de Casos de Uso</text:span><text:bookmark-end text:name="__RefHeading___Toc871_4083301447"/></text:h>
      <text:p text:style-name="Text_20_body"><text:span text:style-name="Strong_20_Emphasis"/></text:p>
      <text:h text:style-name="Heading_20_2" text:outline-level="2"><text:bookmark-start text:name="__RefHeading___Toc873_4083301447"/><text:soft-page-break/><text:span text:style-name="Strong_20_Emphasis">Protótipos de Tela</text:span><text:bookmark-end text:name="__RefHeading___Toc873_4083301447"/></text:h>
      <text:p text:style-name="Text_20_body"><text:span text:style-name="Strong_20_Emphasis"/></text:p>
      <text:h text:style-name="Heading_20_1" text:outline-level="1"><text:bookmark-start text:name="__RefHeading___Toc875_4083301447"/><text:span text:style-name="Strong_20_Emphasis">Gerenciamento de Projeto</text:span><text:bookmark-end text:name="__RefHeading___Toc875_4083301447"/></text:h>
      <text:p text:style-name="Text_20_body"><text:span text:style-name="Strong_20_Emphasis"/></text:p>
      <text:h text:style-name="Heading_20_2" text:outline-level="2"><text:bookmark-start text:name="__RefHeading___Toc877_4083301447"/><text:span text:style-name="Strong_20_Emphasis">Cronograma</text:span><text:bookmark-end text:name="__RefHeading___Toc877_4083301447"/></text:h>
      <text:p text:style-name="Text_20_body"><text:span text:style-name="Strong_20_Emphasis"/></text:p>
      <text:h text:style-name="Heading_20_2" text:outline-level="2"><text:bookmark-start text:name="__RefHeading___Toc879_4083301447"/><text:span text:style-name="Strong_20_Emphasis">Orçamento</text:span><text:bookmark-end text:name="__RefHeading___Toc879_4083301447"/></text:h>
      <text:p text:style-name="Text_20_body"><text:span text:style-name="Strong_20_Emphasis"/></text:p>
      <text:h text:style-name="Heading_20_2" text:outline-level="2"><text:bookmark-start text:name="__RefHeading___Toc881_4083301447"/><text:span text:style-name="Strong_20_Emphasis">Riscos e Mitigações</text:span><text:bookmark-end text:name="__RefHeading___Toc881_4083301447"/></text:h>
      <text:p text:style-name="Text_20_body"><text:span text:style-name="Strong_20_Emphasis"/></text:p>
      <text:h text:style-name="Heading_20_1" text:outline-level="1"><text:bookmark-start text:name="__RefHeading___Toc883_4083301447"/><text:span text:style-name="Strong_20_Emphasis">Conclusão</text:span><text:bookmark-end text:name="__RefHeading___Toc883_4083301447"/></text:h>
      <text:p text:style-name="Text_20_body"><text:span text:style-name="Strong_20_Emphasis"/></text:p>
      <text:h text:style-name="Heading_20_2" text:outline-level="2"><text:bookmark-start text:name="__RefHeading___Toc885_4083301447"/><text:span text:style-name="Strong_20_Emphasis">Resultados Alcançados</text:span><text:bookmark-end text:name="__RefHeading___Toc885_4083301447"/></text:h>
      <text:p text:style-name="Text_20_body"><text:span text:style-name="Strong_20_Emphasis"/></text:p>
      <text:h text:style-name="Heading_20_2" text:outline-level="2"><text:bookmark-start text:name="__RefHeading___Toc887_4083301447"/><text:span text:style-name="Strong_20_Emphasis">Lições Aprendidas</text:span><text:bookmark-end text:name="__RefHeading___Toc887_4083301447"/></text:h>
      <text:p text:style-name="Text_20_body"><text:span text:style-name="Strong_20_Emphasis"/></text:p>
      <text:h text:style-name="Heading_20_2" text:outline-level="2"><text:bookmark-start text:name="__RefHeading___Toc889_4083301447"/><text:span text:style-name="Strong_20_Emphasis">Recomendações para Futuros Projetos</text:span><text:bookmark-end text:name="__RefHeading___Toc889_4083301447"/></text:h>
      <text:p text:style-name="Text_20_body"><text:span text:style-name="Strong_20_Emphasis"/></text:p>
      <text:h text:style-name="Heading_20_1" text:outline-level="1"><text:bookmark-start text:name="__RefHeading___Toc891_4083301447"/><text:span text:style-name="Strong_20_Emphasis">Referências</text:span><text:bookmark-end text:name="__RefHeading___Toc891_4083301447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true" style:page-number="auto"/>
      <style:text-properties style:font-name="Arial3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Text_20_body" style:next-style-name="Text_20_body" style:class="chapter" style:master-page-name="">
      <style:paragraph-properties fo:margin-top="0cm" fo:margin-bottom="0cm" style:contextual-spacing="false" fo:line-height="100%" fo:text-align="center" style:justify-single-word="false" style:page-number="auto">
        <style:tab-stops/>
      </style:paragraph-properties>
      <style:text-properties style:font-name="Arial1" fo:font-family="Arial" style:font-style-name="Itálico" style:font-family-generic="swiss" style:font-pitch="variable" fo:font-size="12pt" fo:font-style="normal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>
        <style:tab-stops/>
      </style:paragraph-properties>
      <style:text-properties fo:text-transform="uppercas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Arial2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>
        <style:tab-stops/>
      </style:paragraph-properties>
      <style:text-properties fo:text-transform="uppercase" style:font-name="Arial2" fo:font-family="Arial" style:font-style-name="Negrito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style:contextual-spacing="false"/>
      <style:text-properties style:font-name="Arial2" fo:font-family="Arial" style:font-style-name="Negrito" style:font-family-generic="swiss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tyle="normal"/>
    </style:style>
    <style:style style:name="Figure_20_Index_20_Heading" style:display-name="Figure Index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20100">
      <style:table-cell-properties fo:padding="0cm" fo:padding-left="0cm" fo:padding-right="0cm" fo:padding-top="0cm" fo:padding-bottom="0cm"/>
    </style:style>
    <style:style style:name="Academic.4" style:family="table-cell" style:data-style-name="N20000">
      <style:table-cell-properties fo:padding="0cm" fo:padding-left="0cm" fo:padding-right="0cm" fo:padding-top="0cm" fo:padding-bottom="0cm"/>
    </style:style>
    <style:style style:name="Academic.5" style:family="table-cell" style:data-style-name="N20000">
      <style:table-cell-properties fo:padding="0cm" fo:padding-left="0cm" fo:padding-right="0cm" fo:padding-top="0cm" fo:padding-bottom="0cm"/>
    </style:style>
    <style:style style:name="Academic.6" style:family="table-cell" style:data-style-name="N20100">
      <style:table-cell-properties fo:padding="0cm" fo:padding-left="0cm" fo:padding-right="0cm" fo:padding-top="0cm" fo:padding-bottom="0cm"/>
    </style:style>
    <style:style style:name="Academic.7" style:family="table-cell" style:data-style-name="N20000">
      <style:table-cell-properties fo:padding="0cm" fo:padding-left="0cm" fo:padding-right="0cm" fo:padding-top="0cm" fo:padding-bottom="0cm"/>
    </style:style>
    <style:style style:name="Academic.8" style:family="table-cell" style:data-style-name="N20000">
      <style:table-cell-properties fo:padding="0cm" fo:padding-left="0cm" fo:padding-right="0cm" fo:padding-top="0cm" fo:padding-bottom="0cm"/>
    </style:style>
    <style:style style:name="Academic.9" style:family="table-cell" style:data-style-name="N20000">
      <style:table-cell-properties fo:padding="0cm" fo:padding-left="0cm" fo:padding-right="0cm" fo:padding-top="0cm" fo:padding-bottom="0cm"/>
    </style:style>
    <style:style style:name="Academic.10" style:family="table-cell" style:data-style-name="N20000">
      <style:table-cell-properties fo:padding="0cm" fo:padding-left="0cm" fo:padding-right="0cm" fo:padding-top="0cm" fo:padding-bottom="0cm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-top="0.06pt solid #000000" fo:border-bottom="0.06pt solid #000000" fo:border-left="none" fo:border-right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7:42:16.048407474</meta:creation-date>
    <dc:date>2024-01-01T11:11:14.335682828</dc:date>
    <meta:editing-duration>P1DT6H58M6S</meta:editing-duration>
    <meta:editing-cycles>16</meta:editing-cycles>
    <meta:generator>LibreOffice/7.4.7.2$Linux_AARCH64 LibreOffice_project/40$Build-2</meta:generator>
    <meta:document-statistic meta:table-count="1" meta:image-count="0" meta:object-count="0" meta:page-count="7" meta:paragraph-count="122" meta:word-count="581" meta:character-count="3684" meta:non-whitespace-character-count="3152"/>
  </office:meta>
</office:document-meta>
</file>